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1.254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224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<text:s text:c="2"/>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42" office:value-type="string" calcext:value-type="string">
            <text:p>GEANT1 (FORTRAN) </text:p>
          </table:table-cell>
          <table:table-cell table:style-name="ce41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 and first VM 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Apollo workstations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6" calcext:value-type="float">
            <text:p>1986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7" office:value-type="string" calcext:value-type="string">
            <text:p>PAW (FORTRAN)</text:p>
          </table:table-cell>
          <table:table-cell table:style-name="ce42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TCP/IP</text:p>
          </table:table-cell>
          <table:table-cell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0" calcext:value-type="float">
            <text:p>2000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style-name="ce39" office:value-type="string" calcext:value-type="string">
            <text:p><text:s text:c="2"/>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16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network" table:style-name="ta3"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4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CIXP</text:p>
          </table:table-cell>
          <table:table-cell office:value-type="float" office:value="1500000" calcext:value-type="float">
            <text:p>1.50E+06</text:p>
          </table:table-cell>
          <table:table-cell table:style-name="ce37" office:value-type="float" office:value="715" calcext:value-type="float">
            <text:p>715</text:p>
          </table:table-cell>
          <table:table-cell table:style-name="Default"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table:table-column table:style-name="co10" table:number-columns-repeated="3" table:default-cell-style-name="Default"/>
        <table:table-row table:style-name="ro17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7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1990s</text:p>
          </table:table-cell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8"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 nowadays</text:p>
          </table:table-cell>
          <table:table-cell table:number-columns-repeated="4"/>
        </table:table-row>
        <table:table-row table:style-name="ro17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office:value-type="float" office:value="5000000" calcext:value-type="float">
            <text:p>500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style-name="ce37" office:value-type="float" office:value="10000" calcext:value-type="float">
            <text:p>10000</text:p>
          </table:table-cell>
          <table:table-cell table:number-columns-repeated="5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6"/>
        </table:table-row>
        <table:table-row table:style-name="ro17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6"/>
        </table:table-row>
        <table:table-row table:style-name="ro17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6"/>
        </table:table-row>
        <table:table-row table:style-name="ro17"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7" table:number-rows-repeated="5">
          <table:table-cell table:number-columns-repeated="8"/>
        </table:table-row>
        <table:table-row table:style-name="ro19">
          <table:table-cell table:number-columns-repeated="6"/>
          <table:table-cell table:style-name="ce34" table:number-columns-repeated="2"/>
        </table:table-row>
        <table:table-row table:style-name="ro2" table:number-rows-repeated="2">
          <table:table-cell table:number-columns-repeated="6"/>
          <table:table-cell table:style-name="ce35" table:number-columns-repeated="2"/>
        </table:table-row>
        <table:table-row table:style-name="ro2">
          <table:table-cell table:number-columns-repeated="6"/>
          <table:table-cell table:style-name="ce35"/>
          <table:table-cell table:style-name="ce38"/>
        </table:table-row>
        <table:table-row table:style-name="ro2">
          <table:table-cell table:number-columns-repeated="6"/>
          <table:table-cell table:style-name="ce35" table:number-columns-repeated="2"/>
        </table:table-row>
        <table:table-row table:style-name="ro2" table:number-rows-repeated="6">
          <table:table-cell table:number-columns-repeated="6"/>
          <table:table-cell table:style-name="ce36" table:number-columns-repeated="2"/>
        </table:table-row>
        <table:table-row table:style-name="ro2">
          <table:table-cell table:number-columns-repeated="6"/>
          <table:table-cell table:style-name="ce37"/>
          <table:table-cell table:style-name="ce36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  <table:table-row table:style-name="ro2">
          <table:table-cell table:number-columns-repeated="6"/>
          <table:table-cell table:style-name="ce37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4-15T11:27:09.595000000</dc:date>
    <meta:editing-duration>PT19H21M22S</meta:editing-duration>
    <meta:editing-cycles>51</meta:editing-cycles>
    <meta:document-statistic meta:table-count="5" meta:cell-count="233" meta:object-count="0"/>
    <meta:user-defined meta:name=""/>
  </office:meta>
</office:document-meta>
</file>